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00ae0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33cc6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0099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8cm" draw:marker-end-width="0.28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svg:stroke-color="#23ff23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0099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e6e64c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solid" draw:fill-color="#666666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cm" svg:stroke-color="#cccc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00ff00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05cm" svg:stroke-color="#000000" draw:marker-start-width="0.28cm" draw:marker-end-width="0.28cm" draw:fill="none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ffff" fo:font-family="'Bitstream Vera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text-align="start"/>
      <style:text-properties fo:font-weight="normal" style:font-weight-asian="normal" style:font-weight-complex="normal"/>
    </style:style>
    <style:style style:name="T1" style:family="text">
      <style:text-properties fo:color="#ffffff" fo:font-family="'Bitstream Vera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8cm" svg:x="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8cm" svg:height="6cm" svg:x="6.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6cm" svg:height="4cm" svg:x="6.2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cm" svg:height="2.5cm" svg:x="7cm" svg:y="2.75cm">
          <text:p text:style-name="P2"><text:span text:style-name="T1">&gt;Aus</text:span></text:p>
          <text:p text:style-name="P2"><text:span text:style-name="T1"><text:s/></text:span><text:span text:style-name="T1">Weiß →</text:span></text:p>
          <text:p text:style-name="P2"><text:span text:style-name="T1"><text:s/></text:span><text:span text:style-name="T1">RGB →</text:span></text:p>
          <text:p text:style-name="P2"><text:span text:style-name="T1"><text:s/></text:span><text:span text:style-name="T1">HSV →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1.6cm" svg:x="13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4.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4.6cm" svg:y1="8cm" svg:x2="14.6cm" svg:y2="7.5cm">
          <text:p/>
        </draw:line>
        <draw:custom-shape draw:style-name="gr7" draw:text-style-name="P1" draw:layer="layout" svg:width="0.8cm" svg:height="0.8cm" svg:x="12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4cm" svg:x="12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cm" svg:height="1.1cm" svg:x="9.8cm" svg:y="7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cm" svg:height="0.5cm" svg:x="10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4cm" svg:height="1cm" svg:x="6cm" svg:y="7.2cm">
          <text:p/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2.846cm" svg:height="2.861cm" draw:transform="rotate (-1.10706234454) translate (7.902cm 7.7cm)" svg:viewBox="0 0 2847 2862" svg:d="m0 0c1565 0 2639 537 2773 1387s44 1475 44 1475">
          <text:p/>
        </draw:path>
        <draw:path draw:style-name="gr12" draw:text-style-name="P1" draw:layer="layout" svg:width="2.887cm" svg:height="3.286cm" draw:transform="rotate (-1.10706234454) translate (8.277cm 7.7cm)" svg:viewBox="0 0 2888 3287" svg:d="m0 0c1565 0 2694 649 2828 1498s0 1789 0 1789">
          <text:p/>
        </draw:path>
        <draw:path draw:style-name="gr13" draw:text-style-name="P1" draw:layer="layout" svg:width="2.922cm" svg:height="3.733cm" draw:transform="rotate (-1.10706234454) translate (8.677cm 7.7cm)" svg:viewBox="0 0 2923 3734" svg:d="m0 0c1565 0 2739 783 2873 1633s-45 2101-45 2101">
          <text:p/>
        </draw:path>
        <draw:path draw:style-name="gr14" draw:text-style-name="P1" draw:layer="layout" svg:width="2.949cm" svg:height="4.203cm" draw:transform="rotate (-1.10706234454) translate (9.102cm 7.7cm)" svg:viewBox="0 0 2950 4204" svg:d="m0 0c1565 0 2773 939 2907 1789s-90 2415-90 2415">
          <text:p/>
        </draw:path>
        <draw:custom-shape draw:style-name="gr3" draw:text-style-name="P1" draw:layer="layout" svg:width="1.3cm" svg:height="1.2cm" svg:x="5.3cm" svg:y="11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14cm" svg:height="0.998cm" svg:x="1.044cm" svg:y="2.552cm">
          <text:p text:style-name="P1">LCD Display</text:p>
          <draw:enhanced-geometry svg:viewBox="0 0 21600 21600" draw:mirror-horizontal="true" draw:type="line-callout-2" draw:modifiers="-11684.9813200498 34010.8108108108 -4077.90784557908 12345.9459459459 -1339.57658779577 11978.378378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5" draw:text-style-name="P1" draw:layer="layout" svg:width="4cm" svg:height="0.998cm" svg:x="1cm" svg:y="9.2cm">
          <text:p text:style-name="P1">LED Streifen</text:p>
          <draw:enhanced-geometry svg:viewBox="0 0 21600 21600" draw:mirror-horizontal="true" draw:type="line-callout-2" draw:modifiers="-4939.76505873532 44800 -4077.90784557908 12345.9459459459 -1344.2639340165 11978.378378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5" draw:text-style-name="P4" draw:layer="layout" svg:width="2.3cm" svg:height="2cm" svg:x="1cm" svg:y="5.6cm">
          <text:p text:style-name="P2"><text:span text:style-name="T2">Power</text:span></text:p>
          <text:p text:style-name="P2"><text:span text:style-name="T3">+12V</text:span></text:p>
          <text:p text:style-name="P2"><text:span text:style-name="T3">600mA</text:span></text:p>
          <draw:enhanced-geometry svg:viewBox="0 0 21600 21600" draw:mirror-horizontal="true" draw:type="line-callout-2" draw:modifiers="-27316.8187744459 21859.0704647676 -8889.7001303781 5850.67466266867 -2328.03129074316 5980.209895052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6" draw:text-style-name="P1" draw:layer="layout" svg:width="3.2cm" svg:height="1cm" svg:x="16.8cm" svg:y="9.5cm">
          <text:p text:style-name="P1">Drehknopf</text:p>
          <draw:enhanced-geometry svg:viewBox="0 0 21600 21600" draw:mirror-horizontal="false" draw:type="line-callout-2" draw:modifiers="-12011.2464854733 -17413.7862137862 -4689.78444236176 11673.9260739261 -1693.72071227741 11954.445554445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6" draw:text-style-name="P1" draw:layer="layout" svg:width="1.9cm" svg:height="1cm" svg:x="13.6cm" svg:y="9.8cm">
          <text:p text:style-name="P1">Taste</text:p>
          <draw:enhanced-geometry svg:viewBox="0 0 21600 21600" draw:mirror-horizontal="false" draw:type="line-callout-2" draw:modifiers="-15248.395581273 -29195.6043956044 -7215.14992109416 11587.6123876124 -2851.9726459758 11954.445554445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6" draw:text-style-name="P1" draw:layer="layout" svg:width="2.7cm" svg:height="1cm" svg:x="11.097cm" svg:y="11.163cm">
          <text:p text:style-name="P1">Kontrast</text:p>
          <draw:enhanced-geometry svg:viewBox="0 0 21600 21600" draw:mirror-horizontal="false" draw:type="line-callout-2" draw:modifiers="-6341.65124028138 -56837.5624375624 -4630.28507960015 11609.1908091908 -2007.25657164013 11954.445554445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